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Verdana, Helvetica, sans-serif"/>
    <style:font-face style:name="Lohit Devanagari1" svg:font-family="'Lohit Devanagari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886fbc" officeooo:paragraph-rsid="00886fbc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99d96b" officeooo:paragraph-rsid="0099d96b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8a6465" officeooo:paragraph-rsid="008a6465" style:font-size-asian="10pt" style:font-size-complex="10pt"/>
    </style:style>
    <style:style style:name="P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99d96b" officeooo:paragraph-rsid="0099d96b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officeooo:rsid="0030f4a0" officeooo:paragraph-rsid="0030f4a0"/>
    </style:style>
    <style:style style:name="P13" style:family="paragraph" style:parent-style-name="Standard">
      <style:text-properties officeooo:rsid="0099d96b" officeooo:paragraph-rsid="0099d96b"/>
    </style:style>
    <style:style style:name="P14" style:family="paragraph" style:parent-style-name="Standard">
      <style:paragraph-properties fo:line-height="100%"/>
      <style:text-properties fo:font-variant="normal" fo:text-transform="none" fo:color="#222222" style:font-name="Arial2" fo:font-size="10pt" fo:letter-spacing="normal" fo:font-style="normal" fo:font-weight="normal" officeooo:rsid="008a6465" officeooo:paragraph-rsid="008a6465" style:font-size-asian="10pt" style:font-size-complex="10pt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952fa1" style:font-size-asian="10pt" style:font-size-complex="10pt"/>
    </style:style>
    <style:style style:name="T4" style:family="text">
      <style:text-properties fo:font-size="10pt" officeooo:rsid="0099d96b" style:font-size-asian="10pt" style:font-size-complex="10pt"/>
    </style:style>
    <style:style style:name="T5" style:family="text">
      <style:text-properties officeooo:rsid="0029ce57"/>
    </style:style>
    <style:style style:name="T6" style:family="text">
      <style:text-properties officeooo:rsid="0099d96b"/>
    </style:style>
    <style:style style:name="T7" style:family="text">
      <style:text-properties fo:font-variant="normal" fo:text-transform="none" fo:color="#222222" style:font-name="Arial2" fo:letter-spacing="normal" fo:font-style="normal" fo:font-weight="normal"/>
    </style:style>
    <style:style style:name="T8" style:family="text">
      <style:text-properties fo:font-variant="normal" fo:text-transform="none" fo:color="#222222" style:text-line-through-style="none" style:text-line-through-type="none" style:font-name="Arial2" fo:letter-spacing="normal" fo:font-style="normal" style:text-underline-style="none" fo:font-weight="bold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2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0" style:family="text">
      <style:text-properties officeooo:rsid="0099da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ame</text:p>
          </table:table-cell>
          <table:table-cell table:style-name="Table1.B1" office:value-type="string">
            <text:p text:style-name="P12"><text:span text:style-name="T2">Ex</text:span><text:span text:style-name="T4">7</text:span><text:span text:style-name="T2">_</text:span><text:span text:style-name="T3">4</text:span><text:span text:style-name="T1"> </text:span><text:span text:style-name="T4">PARSING XML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Challenge</text:span> </text:p>
          </table:table-cell>
          <table:table-cell table:style-name="Table1.B2" office:value-type="string">
            <text:p text:style-name="P3"><text:span text:style-name="T6">Using </text:span><text:s/><text:span text:style-name="T6">Python, find the specified data within an XML file</text:span></text:p>
          </table:table-cell>
        </table:table-row>
        <table:table-row table:style-name="Table1.1">
          <table:table-cell table:style-name="Table1.A3" office:value-type="string">
            <text:p text:style-name="P10">Prereqs</text:p>
          </table:table-cell>
          <table:table-cell table:style-name="Table1.B4" office:value-type="string">
            <text:p text:style-name="P4">lxml module</text:p>
          </table:table-cell>
        </table:table-row>
        <table:table-row table:style-name="Table1.1">
          <table:table-cell table:style-name="Table1.A3" office:value-type="string">
            <text:p text:style-name="P10">Narrative</text:p>
          </table:table-cell>
          <table:table-cell table:style-name="Table1.B4" office:value-type="string">
            <text:p text:style-name="P5"><text:span text:style-name="T7">The lxml XML toolkit is a Pythonic binding for the C libraries </text:span><text:a xlink:type="simple" xlink:href="http://xmlsoft.org/" text:style-name="Internet_20_link" text:visited-style-name="Visited_20_Internet_20_Link"><text:span text:style-name="T9">libxml2</text:span></text:a><text:span text:style-name="T8"> </text:span><text:span text:style-name="T7">and </text:span><text:a xlink:type="simple" xlink:href="http://xmlsoft.org/XSLT/" text:style-name="Internet_20_link" text:visited-style-name="Visited_20_Internet_20_Link"><text:span text:style-name="T9">libxslt</text:span></text:a><text:span text:style-name="T7">. It is unique in that it combines the speed and XML feature completeness of these libraries with the simplicity of a native Python API, mostly compatible but superior to the well-known </text:span><text:a xlink:type="simple" xlink:href="http://effbot.org/zone/element-index.htm" text:style-name="Internet_20_link" text:visited-style-name="Visited_20_Internet_20_Link"><text:span text:style-name="T9">ElementTree</text:span></text:a><text:span text:style-name="T8"> </text:span><text:span text:style-name="T7">API. The latest release works with all CPython versions from 2.6 to 3.5.</text:span>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9">Instructions</text:p>
          </table:table-cell>
          <table:table-cell table:style-name="Table1.B5" office:value-type="string">
            <text:p text:style-name="P6">Create a Python script that parses the books.xml file.</text:p>
            <text:p text:style-name="P6"/>
            <text:p text:style-name="P6">Using only lxml module commands (no <text:span text:style-name="T10">Linux commands), find t</text:span>he <text:span text:style-name="T10">xml element</text:span> contain<text:span text:style-name="T10">ing</text:span> the word ‘scorpions’.</text:p>
            <text:p text:style-name="P6"/>
            <text:p text:style-name="P6">Print the element name (tag) and the full description to the screen.</text:p>
          </table:table-cell>
        </table:table-row>
      </table:table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Verdana, Helvetica, sans-serif"/>
    <style:font-face style:name="Lohit Devanagari1" svg:font-family="'Lohit Devanagari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2</meta:editing-cycles>
    <meta:creation-date>2016-06-29T12:46:00</meta:creation-date>
    <dc:date>2016-10-21T05:03:59.141025324</dc:date>
    <meta:editing-duration>PT12H58M35S</meta:editing-duration>
    <meta:generator>LibreOffice/5.1.6.1.0$Linux_X86_64 LibreOffice_project/10$Build-1</meta:generator>
    <meta:document-statistic meta:table-count="1" meta:image-count="0" meta:object-count="0" meta:page-count="1" meta:paragraph-count="13" meta:word-count="117" meta:character-count="708" meta:non-whitespace-character-count="600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